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fo:color="#ff9900" loext:opacity="100%"/>
    </style:style>
    <style:style style:name="T2" style:family="text">
      <style:text-properties fo:color="#99cc00" loext:opacity="100%"/>
    </style:style>
    <style:style style:name="T3" style:family="text">
      <style:text-properties fo:color="#993366" loext:opacity="100%"/>
    </style:style>
    <style:style style:name="T4" style:family="text">
      <style:text-properties fo:color="#3366ff" loext:opacity="100%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Использование qemu-system</text:h>
      <text:p text:style-name="Text_20_body">Чтобы вы понимали что и откуда берется для начала рассмотрим опции утилиты qemu-system. Синтаксис команды такой:</text:p>
      <text:p text:style-name="Text_20_body"><text:span text:style-name="Strong_20_Emphasis"><text:span text:style-name="T1">$ qemu-system</text:span></text:span><text:span text:style-name="Strong_20_Emphasis"> </text:span><text:span text:style-name="Strong_20_Emphasis"><text:span text:style-name="T2">параметры</text:span></text:span></text:p>
      <text:p text:style-name="Text_20_body">Куда сложнее здесь синтаксис каждого из параметров:</text:p>
      <text:p text:style-name="Text_20_body"><text:span text:style-name="Strong_20_Emphasis"><text:span text:style-name="T1">-имя_параметра</text:span></text:span><text:span text:style-name="Strong_20_Emphasis"> </text:span><text:span text:style-name="Strong_20_Emphasis"><text:span text:style-name="T2">имя_опции</text:span></text:span><text:span text:style-name="Strong_20_Emphasis"><text:span text:style-name="T3">=</text:span></text:span><text:span text:style-name="Strong_20_Emphasis"><text:span text:style-name="T4">значение</text:span></text:span><text:span text:style-name="Strong_20_Emphasis"><text:span text:style-name="T3">:</text:span></text:span><text:span text:style-name="Strong_20_Emphasis"><text:span text:style-name="T4">значение2</text:span></text:span></text:p>
      <text:p text:style-name="Text_20_body">Мы рассмотрим только основные параметры, и их опции, которые нам понадобятся:</text:p>
      <text:list xml:id="list3995954953" text:style-name="L1">
        <text:list-item>
          <text:p text:style-name="P2"><text:span text:style-name="Strong_20_Emphasis">-machine</text:span> указывает тип компьютера, который вы собрались эмулировать, можно выбрать ubuntu, pc, pc-q35 и другие варианты, смотрите подробнее командой -machine help; </text:p>
        </text:list-item>
        <text:list-item>
          <text:p text:style-name="P2"><text:span text:style-name="Strong_20_Emphasis">-cpu</text:span> - тип процессора, можно передать непосредственно тип процессора, а также дополнительные флаги; </text:p>
        </text:list-item>
        <text:list-item>
          <text:p text:style-name="P2"><text:span text:style-name="Strong_20_Emphasis">-smp</text:span> - включает симуляцию мультипроцессорной архитектуры; </text:p>
        </text:list-item>
        <text:list-item>
          <text:p text:style-name="P2"><text:span text:style-name="Strong_20_Emphasis">-boot</text:span> - позволяет настроить порядок загрузки устройств, a,b - дискета, с - первый жесткий диск, d - CDROM, n-p - загрузка через сеть, по умолчанию виртуальная машина загружается из жесткого диска; </text:p>
        </text:list-item>
        <text:list-item>
          <text:p text:style-name="P2"><text:span text:style-name="Strong_20_Emphasis">-m</text:span> - указывает количество оперативной памяти, доступной машине; </text:p>
        </text:list-item>
        <text:list-item>
          <text:p text:style-name="P2"><text:span text:style-name="Strong_20_Emphasis">-k</text:span> - раскладка клавиатуры по умолчанию; </text:p>
        </text:list-item>
        <text:list-item>
          <text:p text:style-name="P2"><text:span text:style-name="Strong_20_Emphasis">-soundhw</text:span> - подключить звуковую карту к системе; </text:p>
        </text:list-item>
        <text:list-item>
          <text:p text:style-name="P2"><text:span text:style-name="Strong_20_Emphasis">-device</text:span> - подключить указанное устройство к машине, нужно указать драйвер и его опции; </text:p>
        </text:list-item>
        <text:list-item>
          <text:p text:style-name="P2"><text:span text:style-name="Strong_20_Emphasis">-name</text:span> - имя гостевой системы, будет отображаться в верху окна; </text:p>
        </text:list-item>
        <text:list-item>
          <text:p text:style-name="P2"><text:span text:style-name="Strong_20_Emphasis">-uuid</text:span> - установить UUID для системы; </text:p>
        </text:list-item>
        <text:list-item>
          <text:p text:style-name="P2"><text:span text:style-name="Strong_20_Emphasis">-fda, fdb</text:span> - подключить дискету из файла; </text:p>
        </text:list-item>
        <text:list-item>
          <text:p text:style-name="P2"><text:span text:style-name="Strong_20_Emphasis">-hda, hdb</text:span> - подключить жесткий диск из файла; </text:p>
        </text:list-item>
        <text:list-item>
          <text:p text:style-name="P2"><text:span text:style-name="Strong_20_Emphasis">-cdrom</text:span> - подключить оптический диск; </text:p>
        </text:list-item>
        <text:list-item>
          <text:p text:style-name="P2"><text:span text:style-name="Strong_20_Emphasis">-usb</text:span> - включить поддержку USB; </text:p>
        </text:list-item>
        <text:list-item>
          <text:p text:style-name="P2"><text:span text:style-name="Strong_20_Emphasis">-usbdevice</text:span> - подключить USB устройство; </text:p>
        </text:list-item>
        <text:list-item>
          <text:p text:style-name="P2"><text:span text:style-name="Strong_20_Emphasis">-display</text:span> - выбрать тип отображения, доступно sdl, curses, gtk, none, vga и другие; </text:p>
        </text:list-item>
        <text:list-item>
          <text:p text:style-name="P2"><text:span text:style-name="Strong_20_Emphasis">-full-screen</text:span> - запустить в полный экран; </text:p>
        </text:list-item>
        <text:list-item>
          <text:p text:style-name="P2"><text:span text:style-name="Strong_20_Emphasis">-no-acpi</text:span> - отключить поддержку ACPI; </text:p>
        </text:list-item>
        <text:list-item>
          <text:p text:style-name="P2"><text:span text:style-name="Strong_20_Emphasis">-net</text:span> - создать сетевой интерфейс; </text:p>
        </text:list-item>
        <text:list-item>
          <text:p text:style-name="P2"><text:span text:style-name="Strong_20_Emphasis">-realtime</text:span> включить режим реального времени, опции mclock нужно передать значение on; </text:p>
        </text:list-item>
        <text:list-item>
          <text:p text:style-name="P2"><text:span text:style-name="Strong_20_Emphasis">-gdb</text:span> - ожидать подключения отладчика gdb; </text:p>
        </text:list-item>
        <text:list-item>
          <text:p text:style-name="P2"><text:span text:style-name="Strong_20_Emphasis">-enable-kvm</text:span> - включить поддержку kvm; </text:p>
        </text:list-item>
        <text:list-item>
          <text:p text:style-name="P2"><text:span text:style-name="Strong_20_Emphasis">-loadvm</text:span> - загрузить сохраненное состояние; </text:p>
        </text:list-item>
        <text:list-item>
          <text:p text:style-name="P2"><text:span text:style-name="Strong_20_Emphasis">-daemonize</text:span> - сделать процесс фоновым; </text:p>
        </text:list-item>
        <text:list-item>
          <text:p text:style-name="P2"><text:span text:style-name="Strong_20_Emphasis">-snapshot</text:span> - записывать изменения не в файл жесткого диска, а в отдельные файлы; </text:p>
        </text:list-item>
        <text:list-item>
          <text:p text:style-name="P2"><text:span text:style-name="Strong_20_Emphasis">-nographic</text:span> - отключить графический вывод. </text:p>
        </text:list-item>
        <text:list-item>
          <text:p text:style-name="P2"><text:span text:style-name="Strong_20_Emphasis">-kernel</text:span> - использовать указанный образ ядра linux. </text:p>
        </text:list-item>
        <text:list-item>
          <text:p text:style-name="P2"><text:span text:style-name="Strong_20_Emphasis">-append</text:span> - командная строка для ядра; </text:p>
        </text:list-item>
        <text:list-item>
          <text:p text:style-name="P1"><text:span text:style-name="Strong_20_Emphasis">-initrd</text:span> - файл initrd для загрузки Linux. </text:p>
        </text:list-item>
      </text:list>
      <text:section text:style-name="Sect1" text:name="semmi-ad-402793ee-4db6-4e02-b5f4-eb3e7ca9eca4">
        <text:p text:style-name="Text_20_body"/>
      </text:section>
      <text:p text:style-name="Text_20_body">Мы рассмотрели опции для qemu-system-x86-64, для других архитектур, они могут немного отличаться. А теперь разберем несколько простых примеров как использовать qemu, как создать машину qemu и настроить ее.</text:p>
      <text:p text:style-name="Text_20_body">Сначала нужно создать жесткий диск для установки. Вы можете использовать реальные <text:soft-page-break/>жесткие диски, но работать с образами намного удобнее. Можно просто создать пустой файл, заполненный нулями, а затем форматировать его в нужную файловую систему во время установки, но также можно создать файл формата qcow2, этот формат используется по умолчанию в qemu. Воспользуемся командой qemu-img:</text:p>
      <text:p text:style-name="Text_20_body"><text:span text:style-name="Source_20_Text">qemu-img create -f qcow2 ubuntu.qcow 10G</text:span></text:p>
      <text:p text:style-name="Text_20_body">Опция -f указывает формат нового файла. Теперь мы можем непосредственно перейти к запуску qemu-system. Вот так будет выглядеть самая простая команда запуска системы:</text:p>
      <text:p text:style-name="Text_20_body"><text:span text:style-name="Source_20_Text">qemu-system-x86_64 -hda ubuntu.qcow -boot d -cdrom ~/downloads/ubuntu-17.04-server-amd64.iso -m 640</text:span></text:p>
      <text:p text:style-name="Text_20_body">Здесь мы подключаем наш жесткий диск как hda, затем указываем что нужно загружаться с cdrom и подключаем образ системы ubuntu к нему. Последний параметр указывает сколько оперативной памяти будет выделено для машины.</text:p>
      <text:p text:style-name="Text_20_body">Дальше откроется окно, похожее на VritualBox и начнется установка системы. После того как установка будет завершена, вы сможете запускать машину командой:</text:p>
      <text:p text:style-name="Text_20_body"><text:span text:style-name="Source_20_Text"> qemu-system-x86_64 -hda ubuntu.img -m 640</text:span></text:p>
      <text:p text:style-name="Text_20_body">Создавать виртуальную машину с другой архитектурой не очень сложно, достаточно изменить команду. Например, сделаем виртуальную машину ppc:</text:p>
      <text:p text:style-name="Text_20_body"><text:span text:style-name="Source_20_Text">qemu-system-ppc -hda ubuntu.qcow -boot d -cdrom ~/downloads/ubuntu-17.04-server-amd64.iso -m 640</text:span></text:p>
      <text:p text:style-name="Text_20_body">Поскольку сейчас мы не используем kvm, то система будет работать очень медленно все можно очень сильно ускорить, если его включить с помощью опции -enable-kvm:</text:p>
      <text:p text:style-name="Text_20_body"><text:span text:style-name="Source_20_Text"> qemu-system-x86_64 -hda ubuntu.qcow -m 640 -enable-kvm</text:span></text:p>
      <text:p text:style-name="Text_20_body">По умолчанию в гостевой системе не будет звука, но вы можете подключить туда звуковую карту:</text:p>
      <text:p text:style-name="Text_20_body"><text:span text:style-name="Source_20_Text"> qemu-system-x86_64 -hda ubuntu.qcow -m 640 -enable-kvm -soundhw ac97</text:span></text:p>
      <text:p text:style-name="Text_20_body">Не всегда мы запускаем машину только в качестве сервера, иногда нужно запустить обычную десктопуную систему, в таком случае нам придется настроить виртуальную видеокарту, потому что того, что идет по умолчанию хватит только на консоль. Для этого используется опция -vga:</text:p>
      <text:p text:style-name="Text_20_body"><text:span text:style-name="Source_20_Text"> qemu-system-x86_64 -hda ubuntu.qcow -m 640 -enable-kvm -soundhw ac97 -vga qxl</text:span></text:p>
      <text:p text:style-name="Text_20_body">С помощью опции -global qxl-vga.vram_size можно задать объем видеопамяти, доступный машине, значение указывается в байтах, например:</text:p>
      <text:p text:style-name="Text_20_body"><text:span text:style-name="Source_20_Text"> qemu-system-x86_64 -hda ubuntu.qcow -m 640 -enable-kvm -soundhw ac97 -vga qxl -global qxl-vga.vram_size=4294967</text:span></text:p>
      <text:p text:style-name="Text_20_body">Для многих машин важно чтобы из них был доступ в сеть интернет. Настройка сети qemu - это достаточно обширная тема, которую мы не будем полностью раскрывать в этой статье. Если кратко, то, в qemu используется специальный виртуальный шлюз vlan, который позволяет соединять машины с внешней сетью или между собой. Каждый vlan имеет свой номер. Самый простой способ настроить сеть - использовать такие параметры:</text:p>
      <text:p text:style-name="Text_20_body"><text:span text:style-name="Source_20_Text">qemu-system-x86_64 -hda ubuntu.qcow -m 640 -enable-kvm -net nic,vlan=0 -net user,vlan=0</text:span></text:p>
      <text:p text:style-name="Text_20_body">Здесь мы два раза вызываем опцию -net, в первый раз создаем виртуальную сетевую карту с <text:soft-page-break/>помощью параметра -nic и подключаем ее к vlan с номером 0. Вторая же опция -net создает наш vlan 0 с типом конфигурации user, которая не требует дополнительной настройки и автоматически подключается к сети хоста.</text:p>
      <text:h text:style-name="Heading_20_3" text:outline-level="3"><text:bookmark text:name="2_%D0%98%D1%81%D0%BF%D0%BE%D0%BB%D1%8C%D0%B7%D0%BE%D0%B2%D0%B0%D0%BD%D0%B8%D0%B5_%D1%8D%D0%BC%D1%83%D0%BB%D1%8F%D1%86%D0%B8%D0%B8_%D0%BE%D0%BA%D1%80%D1%83%D0%B6%D0%B5%D0%BD%D0%B8%D1%8F"/>2. Использование эмуляции окружения</text:h>
      <text:p text:style-name="Text_20_body">Теперь рассмотрим использование qemu для эмуляции архитектуры в окружении пользователя. Команда qemu-user или qemu-архитектура позволяет выполнять программы, собранные для другой архитектуры прямо в вашей системе. Это очень часто используется для отладки программ, собранных для arm на компьютере или других подобных задач. Команде достаточно передать команду и ее параметры:</text:p>
      <text:p text:style-name="Text_20_body"><text:span text:style-name="Source_20_Text">qemu-x86_64 /bin/ls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Bitstream Vera Sans" style:font-family-asian="'Bitstream Vera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Bitstream Vera Sans" style:font-family-asian="'Bitstream Vera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Bitstream Vera Sans" style:font-family-asian="'Bitstream Vera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3.3.1$Linux_X86_64 LibreOffice_project/30$Build-1</meta:generator>
    <dc:date>2022-06-22T04:37:48.732468078</dc:date>
    <meta:editing-duration>PT9M5S</meta:editing-duration>
    <meta:editing-cycles>2</meta:editing-cycles>
    <meta:document-statistic meta:table-count="0" meta:image-count="0" meta:object-count="0" meta:page-count="3" meta:paragraph-count="59" meta:word-count="831" meta:character-count="5840" meta:non-whitespace-character-count="5063"/>
  </office:meta>
</office:document-meta>
</file>